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Nuvem de Unção</text:span></text:p>
            <text:p><text:span text:style-name="T2">Michelle Nasci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A uma nuvem de unção aqui</text:span></text:p>
            <text:p text:style-name="P2"><text:span text:style-name="T3">Deus mudou o clima já posso sentir</text:span></text:p>
            <text:p text:style-name="P2"><text:span text:style-name="T3">essa é a hora da renovação</text:span></text:p>
            <text:p text:style-name="P2"><text:span text:style-name="T3">os anjos estão prontos para guerr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Sinta o fogo santo aqui neste lugar</text:span></text:p>
            <text:p text:style-name="P2"><text:span text:style-name="T3">vejo brasa viva sobre o altar</text:span></text:p>
            <text:p text:style-name="P2"><text:span text:style-name="T3">a igreja foi tomada pelo teu poder</text:span></text:p>
            <text:p text:style-name="P2"><text:span text:style-name="T3">Deus mando guerreiros para te aju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Quando você louva algo acontece</text:span></text:p>
            <text:p text:style-name="P2"><text:span text:style-name="T3">doenças maldições logo desaparecem</text:span></text:p>
            <text:p text:style-name="P2"><text:span text:style-name="T3">curas e milagres vão acontecer Deus está aqui você vai receber(2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Santidade que te leva ao coração</text:span></text:p>
            <text:p text:style-name="P2"><text:span text:style-name="T3">Autoridade que te faz mais que campeão</text:span></text:p>
            <text:p text:style-name="P2"><text:span text:style-name="T3">Correntes que vão quebrar</text:span></text:p>
            <text:p text:style-name="P2"><text:span text:style-name="T3">Cadeias que vão tremer o impossível hoje você vai v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As muralhas vão ter que cair</text:span></text:p>
            <text:p text:style-name="P2"><text:span text:style-name="T3">A fornalha não vai te consumir</text:span></text:p>
            <text:p text:style-name="P2"><text:span text:style-name="T3">Deus está contigo não te abandona</text:span></text:p>
            <text:p text:style-name="P2"><text:span text:style-name="T3">faz e acontece quando o filho cl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Quando você louva algo acontece</text:span></text:p>
            <text:p text:style-name="P2"><text:span text:style-name="T3">doenças maldições logo desaparecem</text:span></text:p>
            <text:p text:style-name="P2"><text:span text:style-name="T3">curas e milagres vão acontecer Deus está aqui você vai receber(2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Santidade que te leva ao coração</text:span></text:p>
            <text:p text:style-name="P2"><text:span text:style-name="T3">Autoridade que te faz mais que campeão</text:span></text:p>
            <text:p text:style-name="P2"><text:span text:style-name="T3">Correntes que vão quebrar</text:span></text:p>
            <text:p text:style-name="P2"><text:span text:style-name="T3">Cadeias que vão tremer o impossível hoje você vai v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As muralhas vão ter que cair</text:span></text:p>
            <text:p text:style-name="P2"><text:span text:style-name="T3">A fornalha não vai te consumir</text:span></text:p>
            <text:p text:style-name="P2"><text:span text:style-name="T3">Deus está contigo não te abandona</text:span></text:p>
            <text:p text:style-name="P2"><text:span text:style-name="T3">faz e acontece quando o filho cl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Santidade que te leva ao coração</text:span></text:p>
            <text:p text:style-name="P2"><text:span text:style-name="T3">Autoridade que te faz mais que campeão</text:span></text:p>
            <text:p text:style-name="P2"><text:span text:style-name="T3">Correntes que vão quebrar</text:span></text:p>
            <text:p text:style-name="P2"><text:span text:style-name="T3">Cadeias que vão tremer o impossível hoje você vai v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3" draw:layer="layout" svg:width="25.8cm" svg:height="19.363cm" svg:x="1.2cm" svg:y="0.837cm" presentation:class="subtitle" presentation:user-transformed="true">
          <draw:text-box>
            <text:p text:style-name="P2"><text:span text:style-name="T3">As muralhas vão ter que cair</text:span></text:p>
            <text:p text:style-name="P2"><text:span text:style-name="T3">A fornalha não vai te consumir</text:span></text:p>
            <text:p text:style-name="P2"><text:span text:style-name="T3">Deus está contigo não te abandona</text:span></text:p>
            <text:p text:style-name="P2"><text:span text:style-name="T3">faz e acontece quando o filho cl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7:44:28.244000000</meta:creation-date>
    <dc:date>2017-05-13T18:04:48.904000000</dc:date>
    <meta:editing-duration>PT10M10S</meta:editing-duration>
    <meta:editing-cycles>1</meta:editing-cycles>
    <meta:document-statistic meta:object-count="54"/>
    <meta:generator>LibreOffice/5.2.0.4$Windows_x86 LibreOffice_project/066b007f5ebcc236395c7d282ba488bca6720265</meta:generator>
  </office:meta>
</office:document-meta>
</file>